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Al revelar que la diferencia es arbitraria y potencialmente fluída, mutable en lugar de esencial, el monstruo amenaza con destruir no solo a los individuos dentro de una sociedad, sino también el aparato cultural mediante el cual se constituye y permite la individualidad. Dado que es un cuerpo sobre el que se ha escrito la diferencia una y otra vez, el monstruo (como la criatura de Frankenstein, esa combinación esa combinación de partes somáticas extrañas cosidas entre sí, provenientes de una comunidad de cadáveres) busca a su creador para exigirle su razón de ser y para dar testimonio de que podría haber sido construido de Otra Manera. Godzilla aplastó Tokio; Girard lo libera aquí para fragmentar la delicada matriz de sistemas relacionales que une a cada cuerpo privado con el mundo público.</text:p>
      <text:h text:style-name="Heading_20_4" text:outline-level="4"><text:bookmark-start text:name="thesis-v-the-monster-polices-the-borders-of-the-possible"/>Tesis 5: El monstruo vigila las fronteras de lo posible

<text:bookmark-end text:name="thesis-v-the-monster-polices-the-borders-of-the-possible"/></text:h>
      <text:p text:style-name="First_20_paragraph">El monstruo se resiste a la captura de las redes epistemológicas de los eruditos, pero es algo más que un aliado bakhtiniano de lo popular. Desde su posición en los límites del conocimiento, el monstruo actúa como advertencia contra la exploración de sus dominios inciertos. Los gigantes de la Patagonia, los dragones de Oriente y los dinosaurios de Jurassic Park proclaman juntos que la curiosidad suele ser castigada en lugar de recompensada, que es mejor permanecer a salvo dentro de la esfera doméstica que aventurarse fuera, lejos de la mirada vigilante del Estado. El monstruo impide la movilidad (intelectual, geográfica o sexual) y delimita los espacios sociales por donde los cuerpos privados pueden desplazarse. Salir de esta geografía oficial es arriesgarse al ataque de alguna patrulla fronteriza monstruosa o (peor aún) volverse monstruoso uno mismo. Licaón, el primer hombre lobo en la literatura occidental, experimenta su metamorfosis lupina como la culminación de una fábula sobre la hospitalidad.Ovidio relata cómo los gigantes primigenios intentaron sumergir al mundo en la anarquía al arrebatar el Olimpo a los dioses, solo para ser destrozados por los rayos divinos. De su sangre dispersa surgió una raza de hombres que perpetuaron las conductas malignas de sus padres.<text:note text:id="ftn1" text:note-class="footnote"><text:note-citation>2</text:note-citation><text:note-body><text:p text:style-name="Footnote">Ovid, <text:span text:style-name="T1">Metamorphoses</text:span> (Loeb Classical Library no. 42), ed. G P. Goold (Cambridge: Harvard University Press, 1916, rpr. 1984), [.156-62, 30] [Traducción de Consuelo Álvarez y Rosa Ma. Iglesias. Ediciones Cátedra. 2003]</text:p></text:note-body></text:note>Dentro de esta progenie malvada se encontraba Licaón, rey de Arcadia.  Cuando Júpiter llegó como invitado a su casa, Licaón intentó matar al gobernante de los dioses mientras dormía, y al día siguiente le sirvió trozos del cuerpo de un sirviente como comida. Furioso, Júpiter castigó esta violación de la relación anfitrión-huésped transformando a Licaón en una figura monstruosa que reflejaba el estado sin ley ni dios al que sus acciones arrastrarían a la humanidad:</text:p>
      <text:p text:style-name="P1">El huye aterrorizado y, alcanzando el silencio del campo, lanza aullidos y en vano intenta hablar. Su cara concentra de él mismo la rabia y hace uso de su acostumbrado deseo de matanza contra los animales y todavía ahora se alegra con la sangre. En pelaje se transforman sus vestidos, en patas 
sus brazos: Se convierte en lobo y mantiene rastros de su antigua figura.<text:note text:id="ftn2" text:note-class="footnote"><text:note-citation>3</text:note-citation><text:note-body><text:p text:style-name="Footnote">Ibid., 1.231-39</text:p></text:note-body></text:note></text:p>
      <text:p text:style-name="First_20_paragraph">La horrible y fascinante pérdida de la humanidad de Licaón solo reifica su estado moral previo; el cuerpo del rey se vuelve completamente transparente, legible de forma instantánea e insistente.  El poder de la prohibición narrativa alcanza su punto álgido en la prolongada descripción del monstruoso y compuesto Licaón, en ese punto medio donde es tanto hombre como bestia, dos naturalezas en un tumulto indefenso de afirmación. La fábula concluye cuando Licaón ya no puede hablar, solo significar.</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